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402.55pt"/>
          <style:tab-stop style:position="421118.90pt" style:type="right"/>
          <style:tab-stop style:position="1622.8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402.55pt"/>
          <style:tab-stop style:position="421118.90pt" style:type="right"/>
          <style:tab-stop style:position="1622.85pt"/>
        </style:tab-stops>
      </style:paragraph-properties>
    </style:style>
    <style:style style:name="P7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10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13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 fo:margin-left="2.75pt" fo:text-indent="-2.75pt">
        <style:tab-stops>
          <style:tab-stop style:position="113.10pt"/>
          <style:tab-stop style:position="3287.35pt"/>
          <style:tab-stop style:position="421118.90pt" style:type="right"/>
          <style:tab-stop style:position="22.85pt"/>
        </style:tab-stops>
      </style:paragraph-properties>
    </style:style>
    <style:style style:name="P18" style:family="paragraph">
      <style:paragraph-properties fo:line-height="100.00%" fo:text-align="left"/>
    </style:style>
    <style:style style:name="TableColumn0100" style:family="table-column">
      <style:table-column-properties style:column-width="1.609028in"/>
    </style:style>
    <style:style style:name="TableColumn0101" style:family="table-column">
      <style:table-column-properties style:column-width="1.677778in"/>
    </style:style>
    <style:style style:name="TableColumn0102" style:family="table-column">
      <style:table-column-properties style:column-width="1.678472in"/>
    </style:style>
    <style:style style:name="TableColumn0103" style:family="table-column">
      <style:table-column-properties style:column-width="1.670139in"/>
    </style:style>
    <style:style style:name="Table01" style:family="table">
      <style:table-properties style:width="6.635417in" fo:margin-left="0.000000in" style:writing-mode="lr" table:align="righ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102" style:family="table-row">
      <style:table-row-properties style:min-row-height="0.166667in"/>
    </style:style>
    <style:style style:name="TableCell01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<text:tab/><text:tab/><text:tab/><text:tab/><text:tab/><text:s text:c="6"/></text:span><text:span text:style-name="T2">GAME DESIGN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<text:tab/><text:tab/><text:tab/><text:tab/></text:span></text:p>
      <text:p text:style-name="P2"><draw:frame text:anchor-type="as-char" svg:width="210.08mm" svg:height="215.37mm" style:rel-width="scale" style:rel-height="scale"><draw:object-ole xlink:href="OleObj1"/><draw:image xlink:href="ObjectReplacements/OleObj1"/></draw:frame><text:span text:style-name="T6">MARTINACHE Gabriel JV1<text:tab/><text:tab/><text:s text:c="3"/></text:span></text:p>
      <text:p text:style-name="P3"><text:span text:style-name="T7"/></text:p>
      <text:p text:style-name="P3"><text:span text:style-name="T8">The elemental tetrad :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10">- paquerette pour afficher les pv (nombre de pétale = nombre de pv) sur la tête du personnage</text:span></text:p>
      <text:p text:style-name="P3"><text:span text:style-name="T11"/></text:p>
      <text:p text:style-name="P3"><text:span text:style-name="T12">- Fleurs de différentes couleurs pour indiquer ce qu’ils procurent au joueur </text:span></text:p>
      <text:p text:style-name="P3"><text:span text:style-name="T13"/></text:p>
      <text:p text:style-name="P3"><text:span text:style-name="T14">- Système de jour/nuit qui indique la difficulté, puisque plus on avance dans le jeu plus il se fait tard </text:span></text:p>
      <text:p text:style-name="P3"><text:span text:style-name="T14">(abandonné)</text:span></text:p>
      <text:p text:style-name="P3"><text:span text:style-name="T15"/></text:p>
      <text:p text:style-name="P3"><text:span text:style-name="T15"/></text:p>
      <text:p text:style-name="P3"><text:span text:style-name="T16">- Le but est de ramener la nature dans le monde, nous incarnons ainsi une créature de la forêt qui fait renaître la nature là où elle passe </text:span></text:p>
      <text:p text:style-name="P3"><text:span text:style-name="T17"/></text:p>
      <text:p text:style-name="P3"><text:span text:style-name="T18"/></text:p>
      <text:p text:style-name="P3"><text:span text:style-name="T18">- Lorsque l’on est petit on peut rouler. </text:span></text:p>
      <text:p text:style-name="P3"><text:span text:style-name="T18">On peut également se faufiler dans des espaces restreints </text:span></text:p>
      <text:p text:style-name="P3"><text:span text:style-name="T19"/></text:p>
      <text:p text:style-name="P3"><text:span text:style-name="T20">- Après avoir grandit on peut sauter plus<text:s text:c="2"/>haut</text:span></text:p>
      <text:p text:style-name="P3"><text:span text:style-name="T21"/></text:p>
      <text:p text:style-name="P3"><text:span text:style-name="T22">- Lorsque l’on possède des bras on peut briser des obstacles (pneus)</text:span></text:p>
      <text:p text:style-name="P3"><text:span text:style-name="T23"/></text:p>
      <text:p text:style-name="P3"><text:span text:style-name="T24">- On peut faire éclore des fleurs pour grandir ou se muscler</text:span></text:p>
      <text:p text:style-name="P3"><text:span text:style-name="T24"><text:tab/><text:tab/><text:tab/>- On ramène la nature là où on passe car nous sommes un esprit de la forêt </text:span></text:p>
      <text:p text:style-name="P3"><text:span text:style-name="T25"/></text:p>
      <text:p text:style-name="P3"><text:span text:style-name="T25"/></text:p>
      <text:p text:style-name="P3"><text:span text:style-name="T26">-le sol est initialement marron et vire au vert plus on ramène la végétation.</text:span></text:p>
      <text:p text:style-name="P3"><text:span text:style-name="T26"/></text:p>
      <text:p text:style-name="P3"><text:span text:style-name="T26">- les nuages peuvent nous donner des indications pour éviter d'être bloqué sans comprendre les touches ou l'objectif.</text:span></text:p>
      <text:p text:style-name="P3"><text:span text:style-name="T26"/></text:p>
      <text:p text:style-name="P3"><text:span text:style-name="T26"><text:s/>- le score est déterminé par le niveaux de végétation à la fin de la partie. On augmente le score en faisant pousser de l'herbe sur le sol ou des feuilles sur les branches, également en détruisnat des déchets (pneus).</text:span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5"><text:span text:style-name="T28">Personnage<text:s/></text:span><text:span text:style-name="T29"/></text:p>
          </table:table-cell>
          <table:table-cell table:style-name="TableCell010001">
            <text:p text:style-name="P5"><text:span text:style-name="T30">Sauter </text:span><text:span text:style-name="T31">: pour monter sur la plateforme supérieur ou sur des plateformes non accessibles en marchant sur les côtés</text:span><text:span text:style-name="T32"/></text:p>
          </table:table-cell>
          <table:table-cell table:style-name="TableCell010002">
            <text:p text:style-name="P5"><text:span text:style-name="T33">Frapper :</text:span><text:span text:style-name="T34">permet de casser des obstacles</text:span><text:span text:style-name="T35"/></text:p>
          </table:table-cell>
          <table:table-cell table:style-name="TableCell010003">
            <text:p text:style-name="P5"><text:span text:style-name="T36">Puuvoir :</text:span><text:span text:style-name="T37">permet de faire éclore les fleurs</text:span><text:span text:style-name="T38"/></text:p>
          </table:table-cell>
        </table:table-row>
        <table:table-row table:style-name="TableRow0101">
          <table:table-cell table:style-name="TableCell010100">
            <text:p text:style-name="P8"><text:span text:style-name="T39">Fleurs</text:span><text:span text:style-name="T40"/></text:p>
          </table:table-cell>
          <table:table-cell table:style-name="TableCell010101">
            <text:p text:style-name="P8"><text:span text:style-name="T41">se déployer: les fleurs se déploient et nous actroient un pouvoir autour d'elles.</text:span><text:span text:style-name="T42"/></text:p>
          </table:table-cell>
          <table:table-cell table:style-name="TableCell010102">
            <text:p text:style-name="P8"><text:span text:style-name="T42"/></text:p>
          </table:table-cell>
          <table:table-cell table:style-name="TableCell010103">
            <text:p text:style-name="P8"><text:span text:style-name="T42"/></text:p>
          </table:table-cell>
        </table:table-row>
        <table:table-row table:style-name="TableRow0102">
          <table:table-cell table:style-name="TableCell010200">
            <text:p text:style-name="P11"><text:span text:style-name="T43">piege</text:span><text:span text:style-name="T44"/></text:p>
          </table:table-cell>
          <table:table-cell table:style-name="TableCell010201">
            <text:p text:style-name="P11"><text:span text:style-name="T45">attaquer: les pieges causent des dégats au joueur lorsqu'il marche dessus.</text:span><text:span text:style-name="T46"/></text:p>
          </table:table-cell>
          <table:table-cell table:style-name="TableCell010202">
            <text:p text:style-name="P11"><text:span text:style-name="T46"/></text:p>
          </table:table-cell>
          <table:table-cell table:style-name="TableCell010203">
            <text:p text:style-name="P11"><text:span text:style-name="T46"/></text:p>
          </table:table-cell>
        </table:table-row>
        <table:table-row table:style-name="TableRow0103">
          <table:table-cell table:style-name="TableCell010300">
            <text:p text:style-name="P14"><text:span text:style-name="T46"/></text:p>
          </table:table-cell>
          <table:table-cell table:style-name="TableCell010301">
            <text:p text:style-name="P14"><text:span text:style-name="T46"/></text:p>
          </table:table-cell>
          <table:table-cell table:style-name="TableCell010302">
            <text:p text:style-name="P14"><text:span text:style-name="T46"/></text:p>
          </table:table-cell>
          <table:table-cell table:style-name="TableCell010303">
            <text:p text:style-name="P14"><text:span text:style-name="T46"/></text:p>
          </table:table-cell>
        </table:table-row>
        <table:table-row table:style-name="TableRow0104">
          <table:table-cell table:style-name="TableCell010400">
            <text:p text:style-name="P16"><text:span text:style-name="T46"/></text:p>
          </table:table-cell>
          <table:table-cell table:style-name="TableCell010401">
            <text:p text:style-name="P16"><text:span text:style-name="T46"/></text:p>
          </table:table-cell>
          <table:table-cell table:style-name="TableCell010402">
            <text:p text:style-name="P16"><text:span text:style-name="T46"/></text:p>
          </table:table-cell>
          <table:table-cell table:style-name="TableCell010403">
            <text:p text:style-name="P16"><text:span text:style-name="T46"/></text:p>
          </table:table-cell>
        </table:table-row>
      </table:table>
      <text:p text:style-name="P18"><text:span text:style-name="T46"/></text:p>
      <text:p text:style-name="P18"><text:span text:style-name="T46"/></text:p>
      <text:p text:style-name="P18"><text:span text:style-name="T47">Premières idées :</text:span></text:p>
      <text:p text:style-name="P18"><text:span text:style-name="T48"/></text:p>
      <text:p text:style-name="P18"><text:span text:style-name="T49">Système de score</text:span><text:span text:style-name="T50">, quand on passe sur le sol ca déploie les plantes et la végétation, du coup il y aurait des fleurs fermées sur lesquelles il faut passer pour obtenir du score </text:span></text:p>
      <text:p text:style-name="P18"><text:span text:style-name="T51"/></text:p>
      <text:p text:style-name="P18"><text:span text:style-name="T52">On déploie des Fleurs</text:span></text:p>
      <text:p text:style-name="P18"><text:span text:style-name="T53"/></text:p>
      <text:p text:style-name="P18"><text:span text:style-name="T54">La map va vers la droite </text:span></text:p>
      <text:p text:style-name="P18"><text:span text:style-name="T55"/></text:p>
      <text:p text:style-name="P18"><text:span text:style-name="T56">et des fleurs avec une couleur bien particulière (comme champignon de mario)</text:span></text:p>
      <text:p text:style-name="P18"><text:span text:style-name="T57"/></text:p>
      <text:p text:style-name="P18"><text:span text:style-name="T58">On grandit en mangeant les gros fruits, il faudrait plusieurs fleurs(on comprend mieux qu’il faut les manger en allant dessus) : </text:span></text:p>
      <text:p text:style-name="P18"><text:span text:style-name="T59"/></text:p>
      <text:p text:style-name="P18"><text:span text:style-name="T60">une qui nous fait grandir (jambes) : permet de sauter plus haut </text:span></text:p>
      <text:p text:style-name="P18"><text:span text:style-name="T61"/></text:p>
      <text:p text:style-name="P18"><text:span text:style-name="T62">une qui nous rend musclé (bras) : permet de casser des obstacles</text:span></text:p>
      <text:p text:style-name="P18"><text:span text:style-name="T63"/></text:p>
      <text:p text:style-name="P18"><text:span text:style-name="T64">donne le<text:s/></text:span><text:span text:style-name="T65">choix</text:span><text:span text:style-name="T66"><text:s/>de faire la suite en sautant<text:s text:c="2"/>ou en cassant </text:span></text:p>
      <text:p text:style-name="P18"><text:span text:style-name="T67"/></text:p>
      <text:p text:style-name="P18"><text:span text:style-name="T67"/></text:p>
      <text:p text:style-name="P18"><text:span text:style-name="T68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